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JSON time (ms)</text:p>
          </table:table-cell>
          <table:table-cell table:style-name="ce1" office:value-type="string" calcext:value-type="string">
            <text:p>JSON time (hr)</text:p>
          </table:table-cell>
          <table:table-cell office:value-type="string" calcext:value-type="string">
            <text:p>CSV time (ms) </text:p>
          </table:table-cell>
          <table:table-cell table:style-name="ce1" office:value-type="string" calcext:value-type="string">
            <text:p>CSV time (hr)</text:p>
          </table:table-cell>
        </table:table-row>
        <table:table-row table:style-name="ro1">
          <table:table-cell office:value-type="float" office:value="141576" calcext:value-type="float">
            <text:p>14157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austen-sense.txt</text:p>
          </table:table-cell>
          <table:table-cell office:value-type="float" office:value="37350657" calcext:value-type="float">
            <text:p>37350657</text:p>
          </table:table-cell>
          <table:table-cell table:formula="of:=[.D2]/1000/60/60" office:value-type="float" office:value="10.3751825" calcext:value-type="float">
            <text:p>10.3751825</text:p>
          </table:table-cell>
          <table:table-cell office:value-type="float" office:value="45373505" calcext:value-type="float">
            <text:p>45373505</text:p>
          </table:table-cell>
          <table:table-cell table:formula="of:=[.F2]/1000/60/60" office:value-type="float" office:value="12.6037513888889" calcext:value-type="float">
            <text:p>12.6037513889</text:p>
          </table:table-cell>
        </table:table-row>
        <table:table-row table:style-name="ro1">
          <table:table-cell office:value-type="float" office:value="96825" calcext:value-type="float">
            <text:p>96825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milton-paradise.txt</text:p>
          </table:table-cell>
          <table:table-cell office:value-type="float" office:value="11032522" calcext:value-type="float">
            <text:p>11032522</text:p>
          </table:table-cell>
          <table:table-cell table:formula="of:=[.D3]/1000/60/60" office:value-type="float" office:value="3.06458944444444" calcext:value-type="float">
            <text:p>3.0645894444</text:p>
          </table:table-cell>
          <table:table-cell office:value-type="float" office:value="15717394" calcext:value-type="float">
            <text:p>15717394</text:p>
          </table:table-cell>
          <table:table-cell table:formula="of:=[.F3]/1000/60/60" office:value-type="float" office:value="4.36594277777778" calcext:value-type="float">
            <text:p>4.3659427778</text:p>
          </table:table-cell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shakespeare-macbeth.txt</text:p>
          </table:table-cell>
          <table:table-cell office:value-type="float" office:value="21435260" calcext:value-type="float">
            <text:p>21435260</text:p>
          </table:table-cell>
          <table:table-cell table:formula="of:=[.D4]/1000/60/60" office:value-type="float" office:value="5.95423888888889" calcext:value-type="float">
            <text:p>5.9542388889</text:p>
          </table:table-cell>
          <table:table-cell office:value-type="float" office:value="15854482" calcext:value-type="float">
            <text:p>15854482</text:p>
          </table:table-cell>
          <table:table-cell table:formula="of:=[.F4]/1000/60/60" office:value-type="float" office:value="4.40402277777778" calcext:value-type="float">
            <text:p>4.4040227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20s_706posts.xml</text:p>
          </table:table-cell>
          <table:table-cell office:value-type="float" office:value="2515133" calcext:value-type="float">
            <text:p>2515133</text:p>
          </table:table-cell>
          <table:table-cell table:formula="of:=[.D5]/1000/60/60" office:value-type="float" office:value="0.698648055555556" calcext:value-type="float">
            <text:p>0.6986480556</text:p>
          </table:table-cell>
          <table:table-cell office:value-type="float" office:value="3969236" calcext:value-type="float">
            <text:p>3969236</text:p>
          </table:table-cell>
          <table:table-cell table:formula="of:=[.F5]/1000/60/60" office:value-type="float" office:value="1.10256555555556" calcext:value-type="float">
            <text:p>1.102565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30s_705posts.xml</text:p>
          </table:table-cell>
          <table:table-cell office:value-type="float" office:value="2688028" calcext:value-type="float">
            <text:p>2688028</text:p>
          </table:table-cell>
          <table:table-cell table:formula="of:=[.D6]/1000/60/60" office:value-type="float" office:value="0.746674444444444" calcext:value-type="float">
            <text:p>0.7466744444</text:p>
          </table:table-cell>
          <table:table-cell office:value-type="float" office:value="4318819" calcext:value-type="float">
            <text:p>4318819</text:p>
          </table:table-cell>
          <table:table-cell table:formula="of:=[.F6]/1000/60/60" office:value-type="float" office:value="1.19967194444444" calcext:value-type="float">
            <text:p>1.1996719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40s_686posts.xml</text:p>
          </table:table-cell>
          <table:table-cell office:value-type="float" office:value="2640603" calcext:value-type="float">
            <text:p>2640603</text:p>
          </table:table-cell>
          <table:table-cell table:formula="of:=[.D7]/1000/60/60" office:value-type="float" office:value="0.733500833333333" calcext:value-type="float">
            <text:p>0.7335008333</text:p>
          </table:table-cell>
          <table:table-cell office:value-type="float" office:value="4226108" calcext:value-type="float">
            <text:p>4226108</text:p>
          </table:table-cell>
          <table:table-cell table:formula="of:=[.F7]/1000/60/60" office:value-type="float" office:value="1.17391888888889" calcext:value-type="float">
            <text:p>1.173918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adults_706posts.xml</text:p>
          </table:table-cell>
          <table:table-cell office:value-type="float" office:value="2872620" calcext:value-type="float">
            <text:p>2872620</text:p>
          </table:table-cell>
          <table:table-cell table:formula="of:=[.D8]/1000/60/60" office:value-type="float" office:value="0.79795" calcext:value-type="float">
            <text:p>0.79795</text:p>
          </table:table-cell>
          <table:table-cell office:value-type="float" office:value="4316286" calcext:value-type="float">
            <text:p>4316286</text:p>
          </table:table-cell>
          <table:table-cell table:formula="of:=[.F8]/1000/60/60" office:value-type="float" office:value="1.19896833333333" calcext:value-type="float">
            <text:p>1.1989683333</text:p>
          </table:table-cell>
        </table:table-row>
        <table:table-row table:style-name="ro1">
          <table:table-cell office:value-type="float" office:value="100554" calcext:value-type="float">
            <text:p>100554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news (brown)</text:p>
          </table:table-cell>
          <table:table-cell office:value-type="float" office:value="32944793" calcext:value-type="float">
            <text:p>32944793</text:p>
          </table:table-cell>
          <table:table-cell table:formula="of:=[.D9]/1000/60/60" office:value-type="float" office:value="9.15133138888889" calcext:value-type="float">
            <text:p>9.1513313889</text:p>
          </table:table-cell>
          <table:table-cell office:value-type="float" office:value="38111594" calcext:value-type="float">
            <text:p>38111594</text:p>
          </table:table-cell>
          <table:table-cell table:formula="of:=[.F9]/1000/60/60" office:value-type="float" office:value="10.5865538888889" calcext:value-type="float">
            <text:p>10.5865538889</text:p>
          </table:table-cell>
        </table:table-row>
        <table:table-row table:style-name="ro1">
          <table:table-cell office:value-type="float" office:value="61604" calcext:value-type="float">
            <text:p>61604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editorial (brown)</text:p>
          </table:table-cell>
          <table:table-cell office:value-type="float" office:value="19749739" calcext:value-type="float">
            <text:p>19749739</text:p>
          </table:table-cell>
          <table:table-cell table:formula="of:=[.D10]/1000/60/60" office:value-type="float" office:value="5.48603861111111" calcext:value-type="float">
            <text:p>5.4860386111</text:p>
          </table:table-cell>
          <table:table-cell office:value-type="float" office:value="27311513" calcext:value-type="float">
            <text:p>27311513</text:p>
          </table:table-cell>
          <table:table-cell table:formula="of:=[.F10]/1000/60/60" office:value-type="float" office:value="7.58653138888889" calcext:value-type="float">
            <text:p>7.5865313889</text:p>
          </table:table-cell>
        </table:table-row>
        <table:table-row table:style-name="ro1">
          <table:table-cell office:value-type="float" office:value="173096" calcext:value-type="float">
            <text:p>173096</text:p>
          </table:table-cell>
          <table:table-cell office:value-type="float" office:value="7209" calcext:value-type="float">
            <text:p>7209</text:p>
          </table:table-cell>
          <table:table-cell office:value-type="string" calcext:value-type="string">
            <text:p>belles_lettres (brown)</text:p>
          </table:table-cell>
          <table:table-cell/>
          <table:table-cell table:formula="of:=[.D11]/1000/60/60" office:value-type="float" office:value="0" calcext:value-type="float">
            <text:p>0</text:p>
          </table:table-cell>
          <table:table-cell/>
          <table:table-cell table:formula="of:=[.F11]/1000/60/6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0" calcext:value-type="float">
            <text:p>1447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science_fiction (brown)</text:p>
          </table:table-cell>
          <table:table-cell office:value-type="float" office:value="5461418" calcext:value-type="float">
            <text:p>5461418</text:p>
          </table:table-cell>
          <table:table-cell table:formula="of:=[.D12]/1000/60/60" office:value-type="float" office:value="1.51706055555556" calcext:value-type="float">
            <text:p>1.5170605556</text:p>
          </table:table-cell>
          <table:table-cell office:value-type="float" office:value="8009937" calcext:value-type="float">
            <text:p>8009937</text:p>
          </table:table-cell>
          <table:table-cell table:formula="of:=[.F12]/1000/60/60" office:value-type="float" office:value="2.2249825" calcext:value-type="float">
            <text:p>2.2249825</text:p>
          </table:table-cell>
        </table:table-row>
        <table:table-row table:style-name="ro1">
          <table:table-cell office:value-type="float" office:value="181888" calcext:value-type="float">
            <text:p>181888</text:p>
          </table:table-cell>
          <table:table-cell office:value-type="float" office:value="7734" calcext:value-type="float">
            <text:p>7734</text:p>
          </table:table-cell>
          <table:table-cell office:value-type="string" calcext:value-type="string">
            <text:p>learned (brown)</text:p>
          </table:table-cell>
          <table:table-cell office:value-type="float" office:value="54509260" calcext:value-type="float">
            <text:p>54509260</text:p>
          </table:table-cell>
          <table:table-cell table:formula="of:=[.D13]/1000/60/60" office:value-type="float" office:value="15.1414611111111" calcext:value-type="float">
            <text:p>15.1414611111</text:p>
          </table:table-cell>
          <table:table-cell office:value-type="float" office:value="67725738" calcext:value-type="float">
            <text:p>67725738</text:p>
          </table:table-cell>
          <table:table-cell table:formula="of:=[.F13]/1000/60/60" office:value-type="float" office:value="18.812705" calcext:value-type="float">
            <text:p>18.812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23:08:15.883418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48:13.842237668</meta:creation-date>
    <dc:date>2017-01-17T23:10:29.449541752</dc:date>
    <meta:editing-duration>PT9H44M45S</meta:editing-duration>
    <meta:editing-cycles>26</meta:editing-cycles>
    <meta:generator>LibreOffice/4.2.8.2$Linux_X86_64 LibreOffice_project/420m0$Build-2</meta:generator>
    <meta:document-statistic meta:table-count="1" meta:cell-count="81" meta:object-count="0"/>
  </office:meta>
</office:document-meta>
</file>